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9.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Index CH1</text:p>
          </table:table-cell>
          <table:table-cell office:value-type="string" calcext:value-type="string">
            <text:p>Index CH2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Value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– CH1, 2 – CH2, 3 – CH2+CH1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lected channel – CH1 = 0, CH2=1, Math=2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 sensitivity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 cursor position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 position LSB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 position MSB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s inverted 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 range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 cursor position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pling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andwidth limit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robe divider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CH2 has index + 32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516 – 765</text:p>
          </table:table-cell>
          <table:table-cell office:value-type="string" calcext:value-type="string">
            <text:p>250 sampl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770 – 1019</text:p>
          </table:table-cell>
          <table:table-cell office:value-type="string" calcext:value-type="string">
            <text:p>250 sampl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.00.0000</text:date>, <text:time style:data-style-name="N2" text:time-value="0000-00-00T00:00:03.66432941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08-12-03T19:58:06</meta:creation-date>
    <dc:date>2013-11-17T23:44:50.049639241</dc:date>
    <meta:editing-cycles>4</meta:editing-cycles>
    <meta:editing-duration>PT2H36M6S</meta:editing-duration>
    <dc:creator>Tomáš Košan</dc:creator>
    <meta:document-statistic meta:table-count="3" meta:cell-count="84" meta:object-count="0"/>
    <meta:user-defined meta:name="Informace 1"/>
    <meta:user-defined meta:name="Informace 2"/>
    <meta:user-defined meta:name="Informace 3"/>
    <meta:user-defined meta:name="Informace 4"/>
  </office:meta>
</office:document-meta>
</file>